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12" table:number-rows-spanned="1" table:style-name="ce6">
            <text:p>Elapsed time</text:p>
          </table:table-cell>
          <table:covered-table-cell table:number-columns-repeated="11"/>
          <table:table-cell office:value-type="string" table:number-columns-spanned="2" table:number-rows-spanned="1" table:style-name="ce7">
            <text:p>Media Single-thread</text:p>
          </table:table-cell>
          <table:covered-table-cell/>
          <table:table-cell table:number-columns-repeated="16370"/>
        </table:table-row>
        <table:table-row table:style-name="ro1">
          <table:table-cell office:value-type="float" office:value="0.87096099999999999" table:style-name="ce2">
            <text:p>0,870961</text:p>
          </table:table-cell>
          <table:table-cell office:value-type="float" office:value="0.72646200000000005" table:style-name="ce2">
            <text:p>0,726462</text:p>
          </table:table-cell>
          <table:table-cell office:value-type="float" office:value="0.72785100000000003" table:style-name="ce2">
            <text:p>0,727851</text:p>
          </table:table-cell>
          <table:table-cell office:value-type="float" office:value="0.75882700000000003" table:style-name="ce2">
            <text:p>0,758827</text:p>
          </table:table-cell>
          <table:table-cell office:value-type="float" office:value="0.64951300000000001" table:style-name="ce3">
            <text:p>0,649513</text:p>
          </table:table-cell>
          <table:table-cell office:value-type="float" office:value="0.65408599999999995" table:style-name="ce3">
            <text:p>0,654086</text:p>
          </table:table-cell>
          <table:table-cell office:value-type="float" office:value="0.66073199999999999" table:style-name="ce3">
            <text:p>0,660732</text:p>
          </table:table-cell>
          <table:table-cell office:value-type="float" office:value="0.66590300000000002" table:style-name="ce3">
            <text:p>0,665903</text:p>
          </table:table-cell>
          <table:table-cell office:value-type="float" office:value="0.66796599999999995" table:style-name="ce2">
            <text:p>0,667966</text:p>
          </table:table-cell>
          <table:table-cell office:value-type="float" office:value="0.66319700000000004" table:style-name="ce2">
            <text:p>0,663197</text:p>
          </table:table-cell>
          <table:table-cell office:value-type="float" office:value="0.67448200000000003" table:style-name="ce4">
            <text:p>0,674482</text:p>
          </table:table-cell>
          <table:table-cell office:value-type="float" office:value="0.660026" table:style-name="ce5">
            <text:p>0,660026</text:p>
          </table:table-cell>
          <table:table-cell office:value-type="float" office:value="6.3399083879999996" table:number-columns-spanned="2" table:number-rows-spanned="1" table:style-name="ce8">
            <text:p>6,339908388</text:p>
          </table:table-cell>
          <table:covered-table-cell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6">
            <text:p>Media</text:p>
          </table:table-cell>
          <table:covered-table-cell/>
          <table:table-cell office:value-type="string" table:number-columns-spanned="2" table:number-rows-spanned="1" table:style-name="ce6">
            <text:p>Desviación típica</text:p>
          </table:table-cell>
          <table:covered-table-cell/>
          <table:table-cell office:value-type="string" table:number-columns-spanned="4" table:number-rows-spanned="1" table:style-name="ce6">
            <text:p>Intervalo de confianza (95%)</text:p>
          </table:table-cell>
          <table:covered-table-cell table:number-columns-repeated="3"/>
          <table:table-cell office:value-type="string" table:number-columns-spanned="2" table:number-rows-spanned="1" table:style-name="ce6">
            <text:p>Productividad</text:p>
          </table:table-cell>
          <table:covered-table-cell/>
          <table:table-cell office:value-type="string" table:number-columns-spanned="2" table:number-rows-spanned="1" table:style-name="ce6">
            <text:p>Aceleración</text:p>
          </table:table-cell>
          <table:covered-table-cell/>
          <table:table-cell table:number-columns-repeated="16372" table:style-name="ce1"/>
        </table:table-row>
        <table:table-row table:style-name="ro1">
          <table:table-cell office:value-type="float" office:value="0.69353247486787872" table:formula="of:=HARMEAN([.A2:.L2])" table:number-columns-spanned="2" table:number-rows-spanned="1" table:style-name="ce9">
            <text:p>0,693532475</text:p>
          </table:table-cell>
          <table:covered-table-cell/>
          <table:table-cell office:value-type="float" office:value="6.4752832526087351E-2" table:formula="of:=STDEV([.A2:.L2])" table:number-columns-spanned="2" table:number-rows-spanned="1" table:style-name="ce9">
            <text:p>0,064752833</text:p>
          </table:table-cell>
          <table:covered-table-cell/>
          <table:table-cell office:value-type="string" table:number-columns-spanned="2" table:number-rows-spanned="1" table:style-name="ce7">
            <text:p>Inferior</text:p>
          </table:table-cell>
          <table:covered-table-cell/>
          <table:table-cell office:value-type="string" table:number-columns-spanned="2" table:number-rows-spanned="1" table:style-name="ce6">
            <text:p>Superior</text:p>
          </table:table-cell>
          <table:covered-table-cell/>
          <table:table-cell office:value-type="float" office:value="346.05445122915285" table:formula="of:=(60/[.A4])*4" table:number-columns-spanned="2" table:number-rows-spanned="1" table:style-name="ce9">
            <text:p>346,0544512</text:p>
          </table:table-cell>
          <table:covered-table-cell/>
          <table:table-cell office:value-type="float" office:value="54.583509737168285" table:formula="of:=[.I4]/[.M2]" table:number-columns-spanned="2" table:number-rows-spanned="1" table:style-name="ce9">
            <text:p>54,58350974</text:p>
          </table:table-cell>
          <table:covered-table-cell/>
          <table:table-cell table:number-columns-repeated="16372" table:style-name="ce1"/>
        </table:table-row>
        <table:table-row table:style-name="ro1">
          <table:table-cell table:number-columns-repeated="4" table:style-name="ce1"/>
          <table:table-cell office:value-type="float" office:value="0.56402680981570397" table:formula="of:=[.A4]-2*[.C4]" table:number-columns-spanned="2" table:number-rows-spanned="1" table:style-name="ce9">
            <text:p>0,56402681</text:p>
          </table:table-cell>
          <table:covered-table-cell/>
          <table:table-cell office:value-type="float" office:value="0.82303813992005348" table:formula="of:=[.A4]+2*[.C4]" table:number-columns-spanned="2" table:number-rows-spanned="1" table:style-name="ce9">
            <text:p>0,82303814</text:p>
          </table:table-cell>
          <table:covered-table-cell/>
          <table:table-cell table:number-columns-repeated="16376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number:number-style style:name="N37">
      <number:number number:decimal-places="6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Mayte</meta:initial-creator>
    <dc:creator>Mayte</dc:creator>
    <meta:creation-date>2020-10-28T09:08:30Z</meta:creation-date>
    <dc:date>2020-12-10T14:38:02Z</dc:date>
  </office:meta>
</office:document-meta>
</file>